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paragraph-rsid="000b5ae0"/>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0006447a"/>
    </style:style>
    <style:style style:name="P4" style:family="paragraph" style:parent-style-name="Text_20_body">
      <style:paragraph-properties fo:text-align="justify" style:justify-single-word="false"/>
      <style:text-properties fo:language="en" fo:country="US" officeooo:paragraph-rsid="000b5ae0"/>
    </style:style>
    <style:style style:name="P5" style:family="paragraph" style:parent-style-name="Text_20_body">
      <style:text-properties fo:language="en" fo:country="US" officeooo:paragraph-rsid="000b5ae0"/>
    </style:style>
    <style:style style:name="P6" style:family="paragraph" style:parent-style-name="Text_20_body">
      <style:text-properties officeooo:paragraph-rsid="0006447a"/>
    </style:style>
    <style:style style:name="P7" style:family="paragraph" style:parent-style-name="Text_20_body">
      <style:paragraph-properties fo:break-before="page"/>
      <style:text-properties officeooo:paragraph-rsid="0006447a"/>
    </style:style>
    <style:style style:name="P8" style:family="paragraph" style:parent-style-name="Text_20_body">
      <style:text-properties officeooo:rsid="000fa43c" officeooo:paragraph-rsid="000fa43c"/>
    </style:style>
    <style:style style:name="P9" style:family="paragraph" style:parent-style-name="Text_20_body">
      <style:text-properties officeooo:paragraph-rsid="00117903"/>
    </style:style>
    <style:style style:name="P10" style:family="paragraph" style:parent-style-name="Text_20_body">
      <style:paragraph-properties fo:break-before="page"/>
      <style:text-properties officeooo:paragraph-rsid="00117903"/>
    </style:style>
    <style:style style:name="P11" style:family="paragraph" style:parent-style-name="Heading_20_1">
      <style:text-properties officeooo:rsid="0006447a" officeooo:paragraph-rsid="0006447a"/>
    </style:style>
    <style:style style:name="P12" style:family="paragraph" style:parent-style-name="Heading_20_1">
      <style:text-properties officeooo:rsid="0006447a" officeooo:paragraph-rsid="00180d23"/>
    </style:style>
    <style:style style:name="P13" style:family="paragraph" style:parent-style-name="Heading_20_1">
      <style:text-properties officeooo:rsid="00117903" officeooo:paragraph-rsid="00117903"/>
    </style:style>
    <style:style style:name="P14" style:family="paragraph" style:parent-style-name="Heading_20_2">
      <style:text-properties officeooo:rsid="0006447a" officeooo:paragraph-rsid="0006cfff"/>
    </style:style>
    <style:style style:name="P15" style:family="paragraph" style:parent-style-name="Heading_20_2">
      <style:text-properties officeooo:rsid="0006447a" officeooo:paragraph-rsid="0006447a"/>
    </style:style>
    <style:style style:name="P16" style:family="paragraph" style:parent-style-name="Heading_20_2">
      <style:text-properties officeooo:rsid="000b5ae0" officeooo:paragraph-rsid="000b5ae0"/>
    </style:style>
    <style:style style:name="P17" style:family="paragraph" style:parent-style-name="Heading_20_2">
      <style:text-properties officeooo:rsid="0013593a" officeooo:paragraph-rsid="0013593a"/>
    </style:style>
    <style:style style:name="P18" style:family="paragraph" style:parent-style-name="Heading_20_2">
      <style:text-properties officeooo:rsid="0013593a" officeooo:paragraph-rsid="00154453"/>
    </style:style>
    <style:style style:name="P19" style:family="paragraph" style:parent-style-name="Heading_20_2">
      <style:text-properties officeooo:paragraph-rsid="00154453"/>
    </style:style>
    <style:style style:name="P20" style:family="paragraph" style:parent-style-name="Heading_20_2">
      <style:text-properties officeooo:rsid="001bc0e2" officeooo:paragraph-rsid="001bc0e2"/>
    </style:style>
    <style:style style:name="P21" style:family="paragraph" style:parent-style-name="Standard">
      <style:text-properties fo:language="en" fo:country="US" officeooo:paragraph-rsid="001c22b2"/>
    </style:style>
    <style:style style:name="P22" style:family="paragraph" style:parent-style-name="Standard">
      <style:paragraph-properties fo:text-align="justify" style:justify-single-word="false"/>
      <style:text-properties officeooo:paragraph-rsid="001f6022"/>
    </style:style>
    <style:style style:name="P23" style:family="paragraph" style:parent-style-name="Text_20_body">
      <style:text-properties officeooo:paragraph-rsid="0013593a"/>
    </style:style>
    <style:style style:name="P24" style:family="paragraph" style:parent-style-name="Text_20_body">
      <style:paragraph-properties fo:text-align="justify" style:justify-single-word="false"/>
      <style:text-properties officeooo:paragraph-rsid="00272b6d"/>
    </style:style>
    <style:style style:name="P25" style:family="paragraph" style:parent-style-name="Text_20_body">
      <style:paragraph-properties fo:text-align="justify" style:justify-single-word="false"/>
      <style:text-properties fo:language="en" fo:country="US" officeooo:paragraph-rsid="0013593a"/>
    </style:style>
    <style:style style:name="P26" style:family="paragraph" style:parent-style-name="Text_20_body">
      <style:paragraph-properties fo:text-align="justify" style:justify-single-word="false"/>
      <style:text-properties fo:language="en" fo:country="US" officeooo:paragraph-rsid="001c22b2"/>
    </style:style>
    <style:style style:name="P27" style:family="paragraph" style:parent-style-name="Text_20_body">
      <style:paragraph-properties fo:text-align="justify" style:justify-single-word="false"/>
      <style:text-properties fo:language="en" fo:country="US" officeooo:paragraph-rsid="001dad12"/>
    </style:style>
    <style:style style:name="P28" style:family="paragraph" style:parent-style-name="Text_20_body">
      <style:paragraph-properties fo:text-align="justify" style:justify-single-word="false"/>
      <style:text-properties fo:language="en" fo:country="US" officeooo:paragraph-rsid="001f6022"/>
    </style:style>
    <style:style style:name="P29" style:family="paragraph" style:parent-style-name="Text_20_body">
      <style:paragraph-properties fo:text-align="justify" style:justify-single-word="false"/>
      <style:text-properties fo:language="en" fo:country="US" officeooo:paragraph-rsid="00202a6d"/>
    </style:style>
    <style:style style:name="P30" style:family="paragraph" style:parent-style-name="Text_20_body">
      <style:paragraph-properties fo:text-align="justify" style:justify-single-word="false"/>
      <style:text-properties fo:language="en" fo:country="US" officeooo:paragraph-rsid="0026dc0f"/>
    </style:style>
    <style:style style:name="P31" style:family="paragraph" style:parent-style-name="Text_20_body">
      <style:text-properties fo:language="en" fo:country="US" officeooo:paragraph-rsid="0013593a"/>
    </style:style>
    <style:style style:name="P32" style:family="paragraph" style:parent-style-name="Text_20_body">
      <style:paragraph-properties fo:text-align="justify" style:justify-single-word="false"/>
      <style:text-properties fo:language="en" fo:country="US" officeooo:rsid="0026dc0f" officeooo:paragraph-rsid="0026dc0f"/>
    </style:style>
    <style:style style:name="P33" style:family="paragraph" style:parent-style-name="Text_20_body">
      <style:text-properties fo:language="en" fo:country="US" officeooo:paragraph-rsid="0026dc0f"/>
    </style:style>
    <style:style style:name="P34" style:family="paragraph" style:parent-style-name="Text_20_body">
      <style:paragraph-properties fo:text-align="justify" style:justify-single-word="false"/>
      <style:text-properties fo:language="en" fo:country="US" officeooo:rsid="00272b6d" officeooo:paragraph-rsid="00272b6d"/>
    </style:style>
    <style:style style:name="P35" style:family="paragraph" style:parent-style-name="Text_20_body">
      <style:text-properties officeooo:paragraph-rsid="00154453"/>
    </style:style>
    <style:style style:name="P36" style:family="paragraph" style:parent-style-name="Text_20_body">
      <style:text-properties officeooo:paragraph-rsid="00180d23"/>
    </style:style>
    <style:style style:name="P37" style:family="paragraph" style:parent-style-name="Text_20_body">
      <style:paragraph-properties fo:break-before="page"/>
      <style:text-properties officeooo:paragraph-rsid="00180d23"/>
    </style:style>
    <style:style style:name="P38" style:family="paragraph" style:parent-style-name="Text_20_body">
      <style:text-properties officeooo:paragraph-rsid="001dad12"/>
    </style:style>
    <style:style style:name="P39" style:family="paragraph" style:parent-style-name="Text_20_body">
      <style:text-properties officeooo:rsid="00233c0b" officeooo:paragraph-rsid="00233c0b"/>
    </style:style>
    <style:style style:name="P40" style:family="paragraph" style:parent-style-name="Text_20_body">
      <style:text-properties officeooo:rsid="0024fd70" officeooo:paragraph-rsid="0024fd70"/>
    </style:style>
    <style:style style:name="P41" style:family="paragraph" style:parent-style-name="Text_20_body">
      <style:text-properties officeooo:rsid="0028dde2" officeooo:paragraph-rsid="0028dde2"/>
    </style:style>
    <style:style style:name="P42" style:family="paragraph" style:parent-style-name="Text_20_body">
      <style:text-properties officeooo:rsid="0029fc07" officeooo:paragraph-rsid="0029fc07"/>
    </style:style>
    <style:style style:name="P43" style:family="paragraph" style:parent-style-name="Text_20_body">
      <style:paragraph-properties fo:text-align="justify" style:justify-single-word="false"/>
      <style:text-properties officeooo:rsid="002b835b" officeooo:paragraph-rsid="002b835b"/>
    </style:style>
    <style:style style:name="T1" style:family="text">
      <style:text-properties officeooo:rsid="0013593a"/>
    </style:style>
    <style:style style:name="T2" style:family="text">
      <style:text-properties officeooo:rsid="0016eaa9"/>
    </style:style>
    <style:style style:name="T3" style:family="text">
      <style:text-properties officeooo:rsid="00180d23"/>
    </style:style>
    <style:style style:name="T4" style:family="text">
      <style:text-properties fo:language="en" fo:country="US"/>
    </style:style>
    <style:style style:name="T5" style:family="text">
      <style:text-properties fo:language="en" fo:country="US" officeooo:rsid="00272b6d"/>
    </style:style>
    <style:style style:name="T6" style:family="text">
      <style:text-properties fo:language="en" fo:country="US" fo:font-style="italic" style:font-style-asian="italic" style:font-style-complex="italic"/>
    </style:style>
    <style:style style:name="T7" style:family="text">
      <style:text-properties officeooo:rsid="00202a6d"/>
    </style:style>
    <style:style style:name="T8" style:family="text">
      <style:text-properties fo:font-style="italic" style:font-style-asian="italic" style:font-style-complex="italic"/>
    </style:style>
    <style:style style:name="T9" style:family="text">
      <style:text-properties fo:font-style="italic" officeooo:rsid="00202a6d" style:font-style-asian="italic" style:font-style-complex="italic"/>
    </style:style>
    <style:style style:name="T10" style:family="text">
      <style:text-properties officeooo:rsid="0026dc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SOBOUND COMMENTS</text:p>
      <text:h text:style-name="P13" text:outline-level="1">REVIEWER 1 </text:h>
      <text:h text:style-name="P17" text:outline-level="2">1. Comment </text:h>
      <text:p text:style-name="P25"><text:s/>Introduction should be supplemented by descriptions of existing studies that have used optimization methods for calculation of the value interval of the parameters of an 48 artificial neural network.</text:p>
      <text:h text:style-name="P17" text:outline-level="2">Response </text:h>
      <text:h text:style-name="P17" text:outline-level="2">2. Comment </text:h>
      <text:p text:style-name="P31"><text:span text:style-name="T1">I</text:span>t is not clear how the parameters of other neural network training algorithms were tuned</text:p>
      <text:h text:style-name="P17" text:outline-level="2">Response <text:s/></text:h>
      <text:p text:style-name="P41">(edo na po pos einai oi parametroi tis bibliografias kai opos parexontai apo tis libraries)</text:p>
      <text:h text:style-name="P17" text:outline-level="2">3. Comment </text:h>
      <text:p text:style-name="P23">Can be the proposed method used with such training algorithm as Adam or RMSProp?</text:p>
      <text:h text:style-name="P17" text:outline-level="2">Response </text:h>
      <text:p text:style-name="P32">We have extended our paper by replacing the BFGS method of the second phase with the Adam optimizer and the results are reported in two new tables with captions</text:p>
      <text:p text:style-name="P33"><text:span text:style-name="T10">1)</text:span>Experimental results for the classification datasets using the BFGS and the Adam local optimization methods during the second phase</text:p>
      <text:p text:style-name="P30"><text:span text:style-name="T10">2) </text:span>Experimental results for the regression datasets using the BFGS and the Adam local optimization methods during the second phase.</text:p>
      <text:p text:style-name="P30"/>
      <text:p text:style-name="P34">Also the added text in the subsection 3.2 reads:</text:p>
      <text:p text:style-name="P24"><text:span text:style-name="T5">“</text:span><text:span text:style-name="T6">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6">1</text:span></text:a><text:span text:style-name="T6"> and the corresponding results for the regression datasets in Table </text:span><text:a xlink:type="simple" xlink:href="#tab_exp2Adam" text:style-name="Internet_20_link" text:visited-style-name="Visited_20_Internet_20_Link"><text:span text:style-name="T6">2</text:span></text:a><text:span text:style-name="T6">.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text:span><text:soft-page-break/><text:span text:style-name="T6">methodology can give excellent results in learning categories or in learning functions even if the Adam method is used as a local minimization method.</text:span><text:span text:style-name="T4">”</text:span></text:p>
      <text:h text:style-name="P18" text:outline-level="2">4. Comment </text:h>
      <text:p text:style-name="P35">It is necessary to add a comparison of algorithms in terms of computation-time.</text:p>
      <text:h text:style-name="P19" text:outline-level="2"><text:span text:style-name="T1">Response</text:span></text:h>
      <text:p text:style-name="P40">(time comparison for the difficult problem of Abalone between all methods)….</text:p>
      <text:p text:style-name="P9"/>
      <text:p text:style-name="P10"/>
      <text:h text:style-name="P12" text:outline-level="1"><text:span text:style-name="T3">REVIEWER 2</text:span></text:h>
      <text:h text:style-name="P20" text:outline-level="2">1. Comment </text:h>
      <text:p text:style-name="P26">The overview part is well-done. The references are appropriate but other important analogs may be discussed</text:p>
      <text:h text:style-name="P20" text:outline-level="2">Response </text:h>
      <text:h text:style-name="P20" text:outline-level="2">2. Comment </text:h>
      <text:p text:style-name="P21">Typos are found, for example: Also,e Please carefully proofread the text</text:p>
      <text:h text:style-name="P20" text:outline-level="2">Response </text:h>
      <text:p text:style-name="P42">(Na kanoyme check me ispell kai grammar check kai na to grapsoume edo)</text:p>
      <text:h text:style-name="P20" text:outline-level="2">3. Comment </text:h>
      <text:p text:style-name="P38"><text:span text:style-name="T4">The comparisons to regression error are well described but no comparisons to deep [reinforcement] learning analogs are found. The comparisons to other best analogs would improve the quality of this reasearch as a whole. The comparisons to RBF/RBFS would insignificantly improve this reseach.</text:span></text:p>
      <text:h text:style-name="P20" text:outline-level="2">Response </text:h>
      <text:p text:style-name="P43">In the experimental tables and additional column has been added <text:span text:style-name="T4">showing</text:span> results using the RBF model with 10 weights.</text:p>
      <text:h text:style-name="P20" text:outline-level="2">4. Comment </text:h>
      <text:p text:style-name="P27"><text:s/>The authors wrote in line 219 'In this paper, a two-stage technique for efficient training of artificial neural networks for classification and regression problems was presented. It is expected that the proposed training approach should be compared to best existing analogs, its computational complexity and other important estimation values should be carefully analyzed.</text:p>
      <text:h text:style-name="P20" text:outline-level="2">Response </text:h>
      <text:h text:style-name="P20" text:outline-level="2">5. Comment </text:h>
      <text:p text:style-name="P22">Parts of Conclusions are detected which are insufficiently discussed at <text:span text:style-name="T4">experimental</text:span>/application levels. For example:</text:p>
      <text:p text:style-name="P28">In relevant experiments carried out regarding the sensitivity of the proposed technique on its critical parameters, it was found to be quite robust without large error fluctuations.</text:p>
      <text:h text:style-name="P20" text:outline-level="2"><text:soft-page-break/>Response</text:h>
      <text:p text:style-name="P36"/>
      <text:p text:style-name="P37"/>
      <text:h text:style-name="P12" text:outline-level="1">REVIEWER <text:span text:style-name="T3">3</text:span></text:h>
      <text:h text:style-name="P14" text:outline-level="2">1. COMMENT</text:h>
      <text:p text:style-name="P2">The control parameters of the proposed PSO should be explained in the text.</text:p>
      <text:h text:style-name="P14" text:outline-level="2"><text:s/>RESPONSE </text:h>
      <text:p text:style-name="P8">(Na ginei peirama me alles parametrous gia tin pso px particles)</text:p>
      <text:h text:style-name="P15" text:outline-level="2">2. COMMENT </text:h>
      <text:p text:style-name="P3">The maximum number of evaluations used by the PSO should be reported in Section 3.2.</text:p>
      <text:h text:style-name="P15" text:outline-level="2">RESPONSE </text:h>
      <text:p text:style-name="P8">(Den yparxei megistos arithmos calls edo. Se kathe iteration ginontai m calls sto train error)</text:p>
      <text:h text:style-name="P15" text:outline-level="2">3. COMMENT </text:h>
      <text:p text:style-name="P3">The more detailed discussion of the results presented in Table 2, 3, 4 must be provided.</text:p>
      <text:h text:style-name="P15" text:outline-level="2">RESPONSE</text:h>
      <text:p text:style-name="P6"/>
      <text:p text:style-name="P7"/>
      <text:h text:style-name="P11" text:outline-level="1">REVIEWER<text:span text:style-name="T2">3</text:span></text:h>
      <text:h text:style-name="P16" text:outline-level="2">1. Comment </text:h>
      <text:p text:style-name="P4">In Eq(1), N on the left side represents sum of squared errors while N on the right side represents neural network outputs. You should use different symbols for them.</text:p>
      <text:h text:style-name="P16" text:outline-level="2">Response </text:h>
      <text:h text:style-name="P16" text:outline-level="2">2. Comment </text:h>
      <text:p text:style-name="P5">In Eq(5), w is a matrix and there should be two indices for the elements in this weight matrix. </text:p>
      <text:p text:style-name="P1"/>
      <text:h text:style-name="P16" text:outline-level="2">Response </text:h>
      <text:h text:style-name="P16" text:outline-level="2">3. Comment </text:h>
      <text:p text:style-name="P4">How is L determined in the propose algorithm? Details should be given. Do you use the same L for different case studies or its values depend on the case studies?</text:p>
      <text:p text:style-name="P1"/>
      <text:h text:style-name="P16" text:outline-level="2">Response </text:h>
      <text:p text:style-name="P29"><text:span text:style-name="T7">The value of L is defined in Table 1 (</text:span>The limit for the function B( L ) <text:span text:style-name="T7">) and it was set to 10.0 for all the experiments. Also, we have conducted additional experiments with different values of this parameter for the regression datasets and the average regression error for these value of L is graphically demonstrated in the Figure <text:s/>with Label: </text:span><text:span text:style-name="T9">“</text:span><text:span text:style-name="T8">Experiments with the L parameter for the regression datasets</text:span><text:span text:style-name="T9">”</text:span></text:p>
      <text:h text:style-name="P16" text:outline-level="2">4. Comment </text:h>
      <text:p text:style-name="P4">What are the structures of the neural networks, i.e. number of hidden layers and hidden neurons? These should be given. </text:p>
      <text:h text:style-name="P16" text:outline-level="2">Response </text:h>
      <text:h text:style-name="P16" text:outline-level="2">5. Comment </text:h>
      <text:p text:style-name="P4">What are the performance measure in Table 2 for classification and Table 3 for regression? They should be clearly given in order to judge the performance.</text:p>
      <text:h text:style-name="P16" text:outline-level="2"><text:soft-page-break/>Response</text:h>
      <text:p text:style-name="P39">(exo precision kai recall kai kanei o alexandros kai plo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07:56:58.504002288</meta:creation-date>
    <dc:date>2023-04-05T19:49:40.100816186</dc:date>
    <meta:editing-duration>PT20H19M35S</meta:editing-duration>
    <meta:editing-cycles>36</meta:editing-cycles>
    <meta:generator>LibreOffice/7.4.5.1$Linux_X86_64 LibreOffice_project/40$Build-1</meta:generator>
    <meta:document-statistic meta:table-count="0" meta:image-count="0" meta:object-count="0" meta:page-count="7" meta:paragraph-count="70" meta:word-count="834" meta:character-count="5191" meta:non-whitespace-character-count="4390"/>
  </office:meta>
</office:document-meta>
</file>